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0000002D08D2D4B4A3CCF83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="Arrowheads_20_1" draw:marker-start-width="0.381cm" draw:marker-end="Arrowheads_20_2" draw:marker-end-width="0.381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style:font-name="Liberation Sans" fo:font-size="22pt" style:font-name-asian="Liberation Sans" style:font-size-asian="18pt" style:font-name-complex="Liberation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0.955cm" svg:x="0cm" svg:y="0cm">
          <draw:image xlink:href="Pictures/10000201000003C0000002D08D2D4B4A3CCF83E3.png" xlink:type="simple" xlink:show="embed" xlink:actuate="onLoad" draw:mime-type="image/png">
            <text:p/>
          </draw:image>
        </draw:frame>
        <draw:line draw:style-name="gr2" draw:text-style-name="P2" draw:layer="layout" svg:x1="14.305cm" svg:y1="13.935cm" svg:x2="14.305cm" svg:y2="18.415cm">
          <text:p/>
        </draw:line>
        <draw:frame draw:style-name="gr3" draw:text-style-name="P3" draw:layer="layout" svg:width="1.905cm" svg:height="1.27cm" svg:x="12.53cm" svg:y="15.705cm">
          <draw:text-box>
            <text:p text:style-name="P2"><text:span text:style-name="T1">w0</text:span></text:p>
          </draw:text-box>
        </draw:frame>
        <draw:line draw:style-name="gr4" draw:text-style-name="P1" draw:layer="layout" svg:x1="14.605cm" svg:y1="18.115cm" svg:x2="24.765cm" svg:y2="2.875cm">
          <text:p/>
        </draw:line>
        <draw:line draw:style-name="gr2" draw:text-style-name="P2" draw:layer="layout" svg:x1="24.765cm" svg:y1="18.315cm" svg:x2="14.605cm" svg:y2="18.315cm">
          <text:p/>
        </draw:line>
        <draw:frame draw:style-name="gr3" draw:text-style-name="P3" draw:layer="layout" svg:width="1.905cm" svg:height="1.27cm" svg:x="19.05cm" svg:y="17.08cm">
          <draw:text-box>
            <text:p text:style-name="P2"><text:span text:style-name="T1">z</text:span></text:p>
          </draw:text-box>
        </draw:frame>
        <draw:frame draw:style-name="gr5" draw:text-style-name="P3" draw:layer="layout" svg:width="2.54cm" svg:height="1.987cm" svg:x="16.51cm" svg:y="8.89cm">
          <draw:text-box>
            <text:p text:style-name="P2"><text:span text:style-name="T1">w(z)</text:span></text:p>
          </draw:text-box>
        </draw:frame>
        <draw:path draw:style-name="gr6" draw:text-style-name="P1" draw:layer="layout" svg:width="1.987cm" svg:height="1.135cm" draw:transform="rotate (-0.463733982254894) translate (16.1750000044419cm 16.2099999911182cm)" svg:viewBox="0 0 1988 1136" svg:d="M0 0c1420 0 1988 1136 1988 1136">
          <text:p/>
        </draw:path>
        <draw:frame draw:style-name="gr3" draw:text-style-name="P3" draw:layer="layout" svg:width="1.905cm" svg:height="1.27cm" svg:x="15.34cm" svg:y="16.845cm">
          <draw:text-box>
            <text:p text:style-name="P2"><text:span text:style-name="T2">θ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08-09T21:27:46.393000000</dc:date>
    <meta:editing-duration>PT8M4S</meta:editing-duration>
    <meta:editing-cycles>5</meta:editing-cycles>
    <meta:generator>LibreOffice/7.0.5.2$Windows_X86_64 LibreOffice_project/64390860c6cd0aca4beafafcfd84613dd9dfb63a</meta:generator>
    <meta:document-statistic meta:object-count="32"/>
  </office:meta>
</office:document-meta>
</file>